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Noto Sans Symbols" svg:font-family="'Noto Sans Symbols'"/>
    <style:font-face style:name="Lucida Sans" svg:font-family="'Lucida Sans'" style:font-family-generic="swiss"/>
    <style:font-face style:name="Courier New" svg:font-family="'Courier New'" style:font-adornments="obyčejné"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oto Sans Symbols1" svg:font-family="'Noto Sans Symbols'"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left="0cm" fo:margin-right="0cm" fo:text-align="center" style:justify-single-word="false" fo:text-indent="0cm" style:auto-text-indent="false"/>
    </style:style>
    <style:style style:name="P2" style:family="paragraph" style:parent-style-name="Standard">
      <style:paragraph-properties fo:margin-left="0cm" fo:margin-right="0cm" fo:text-indent="0cm" style:auto-text-indent="false"/>
      <style:text-properties style:font-name="Arial" style:font-name-asian="Arial1" style:font-name-complex="Arial1"/>
    </style:style>
    <style:style style:name="P3" style:family="paragraph" style:parent-style-name="Standard">
      <style:paragraph-properties fo:margin-left="0cm" fo:margin-right="0cm" fo:text-align="justify" style:justify-single-word="false" fo:text-indent="0cm" style:auto-text-indent="false"/>
      <style:text-properties style:font-name="Arial" style:font-name-asian="Arial1" style:font-name-complex="Arial1"/>
    </style:style>
    <style:style style:name="P4" style:family="paragraph" style:parent-style-name="Standard">
      <style:paragraph-properties fo:margin-left="0cm" fo:margin-right="0cm" fo:text-align="justify" style:justify-single-word="false" fo:text-indent="0cm" style:auto-text-indent="false"/>
    </style:style>
    <style:style style:name="P5" style:family="paragraph" style:parent-style-name="Standard" style:master-page-name="Standard">
      <style:paragraph-properties fo:margin-left="0cm" fo:margin-right="0cm" fo:text-align="center" style:justify-single-word="false" fo:text-indent="0cm" style:auto-text-indent="false" style:page-number="1"/>
    </style:style>
    <style:style style:name="P6" style:family="paragraph" style:parent-style-name="Standard" style:list-style-name="WWNum4">
      <style:paragraph-properties fo:text-align="justify" style:justify-single-word="false" fo:padding="0cm" fo:border="none" style:shadow="none"/>
    </style:style>
    <style:style style:name="P7" style:family="paragraph" style:parent-style-name="Standard" style:list-style-name="WWNum4">
      <style:paragraph-properties fo:text-align="justify" style:justify-single-word="false" fo:padding="0cm" fo:border="none" style:shadow="none"/>
    </style:style>
    <style:style style:name="P8" style:family="paragraph" style:parent-style-name="Standard" style:list-style-name="WWNum13">
      <style:paragraph-properties fo:text-align="justify" style:justify-single-word="false" fo:padding="0cm" fo:border="none" style:shadow="none"/>
    </style:style>
    <style:style style:name="P9" style:family="paragraph" style:parent-style-name="Standard" style:list-style-name="WWNum15">
      <style:paragraph-properties fo:text-align="justify" style:justify-single-word="false" fo:padding="0cm" fo:border="none" style:shadow="none"/>
    </style:style>
    <style:style style:name="P10" style:family="paragraph" style:parent-style-name="Standard" style:list-style-name="WWNum7">
      <style:paragraph-properties fo:text-align="justify" style:justify-single-word="false" fo:padding="0cm" fo:border="none" style:shadow="none"/>
    </style:style>
    <style:style style:name="P11" style:family="paragraph" style:parent-style-name="Standard" style:list-style-name="WWNum7">
      <style:paragraph-properties fo:text-align="justify" style:justify-single-word="false" fo:padding="0cm" fo:border="none" style:shadow="none"/>
    </style:style>
    <style:style style:name="P12" style:family="paragraph" style:parent-style-name="Standard" style:list-style-name="WWNum16">
      <style:paragraph-properties fo:text-align="justify" style:justify-single-word="false" fo:padding="0cm" fo:border="none" style:shadow="none"/>
    </style:style>
    <style:style style:name="P13" style:family="paragraph" style:parent-style-name="Standard" style:list-style-name="WWNum2">
      <style:paragraph-properties fo:text-align="justify" style:justify-single-word="false" fo:padding="0cm" fo:border="none" style:shadow="none"/>
    </style:style>
    <style:style style:name="P14" style:family="paragraph" style:parent-style-name="Standard" style:list-style-name="WWNum14">
      <style:paragraph-properties fo:text-align="justify" style:justify-single-word="false" fo:padding="0cm" fo:border="none" style:shadow="none"/>
    </style:style>
    <style:style style:name="P15" style:family="paragraph" style:parent-style-name="Standard" style:list-style-name="WWNum5">
      <style:paragraph-properties fo:text-align="justify" style:justify-single-word="false" fo:padding="0cm" fo:border="none" style:shadow="none"/>
    </style:style>
    <style:style style:name="P16" style:family="paragraph" style:parent-style-name="Standard" style:list-style-name="WWNum8">
      <style:paragraph-properties fo:text-align="justify" style:justify-single-word="false" fo:padding="0cm" fo:border="none" style:shadow="none"/>
    </style:style>
    <style:style style:name="P17" style:family="paragraph" style:parent-style-name="Standard" style:list-style-name="WWNum8">
      <style:paragraph-properties fo:text-align="justify" style:justify-single-word="false" fo:padding="0cm" fo:border="none" style:shadow="none"/>
    </style:style>
    <style:style style:name="P18" style:family="paragraph" style:parent-style-name="Standard" style:list-style-name="WWNum6">
      <style:paragraph-properties fo:text-align="justify" style:justify-single-word="false" fo:padding="0cm" fo:border="none" style:shadow="none"/>
    </style:style>
    <style:style style:name="P19" style:family="paragraph" style:parent-style-name="Standard" style:list-style-name="WWNum10">
      <style:paragraph-properties fo:text-align="justify" style:justify-single-word="false" fo:padding="0cm" fo:border="none" style:shadow="none"/>
    </style:style>
    <style:style style:name="P20" style:family="paragraph" style:parent-style-name="Standard" style:list-style-name="WWNum9">
      <style:paragraph-properties fo:text-align="justify" style:justify-single-word="false" fo:padding="0cm" fo:border="none" style:shadow="none"/>
    </style:style>
    <style:style style:name="P21" style:family="paragraph" style:parent-style-name="Standard" style:list-style-name="WWNum11">
      <style:paragraph-properties fo:text-align="justify" style:justify-single-word="false" fo:padding="0cm" fo:border="none" style:shadow="none"/>
    </style:style>
    <style:style style:name="P22" style:family="paragraph" style:parent-style-name="Standard" style:list-style-name="WWNum12">
      <style:paragraph-properties fo:text-align="justify" style:justify-single-word="false" fo:padding="0cm" fo:border="none" style:shadow="none"/>
    </style:style>
    <style:style style:name="P23" style:family="paragraph" style:parent-style-name="Standard">
      <style:paragraph-properties fo:text-align="justify" style:justify-single-word="false" fo:padding="0cm" fo:border="none" style:shadow="none"/>
      <style:text-properties fo:color="#000000" loext:opacity="100%" style:font-name="Arial" style:font-name-asian="Arial1" style:font-name-complex="Arial1"/>
    </style:style>
    <style:style style:name="P24" style:family="paragraph" style:parent-style-name="Standard">
      <style:paragraph-properties fo:line-height="100%" fo:padding="0cm" fo:border="none" style:shadow="none">
        <style:tab-stops>
          <style:tab-stop style:position="8.001cm" style:type="center"/>
          <style:tab-stop style:position="16.002cm" style:type="right"/>
        </style:tab-stops>
      </style:paragraph-properties>
      <style:text-properties fo:color="#000000" loext:opacity="100%"/>
    </style:style>
    <style:style style:name="P25" style:family="paragraph" style:parent-style-name="Standard">
      <style:paragraph-properties fo:line-height="100%" fo:text-align="center" style:justify-single-word="false" fo:padding="0cm" fo:border="none" style:shadow="none">
        <style:tab-stops>
          <style:tab-stop style:position="8.001cm" style:type="center"/>
          <style:tab-stop style:position="16.002cm" style:type="right"/>
        </style:tab-stops>
      </style:paragraph-properties>
    </style:style>
    <style:style style:name="P26" style:family="paragraph" style:parent-style-name="Standard">
      <style:paragraph-properties fo:line-height="100%" fo:padding="0cm" fo:border="none" style:shadow="none">
        <style:tab-stops>
          <style:tab-stop style:position="3.246cm"/>
        </style:tab-stops>
      </style:paragraph-properties>
    </style:style>
    <style:style style:name="P27" style:family="paragraph" style:parent-style-name="Standard">
      <style:paragraph-properties fo:margin-left="1.27cm" fo:margin-right="0cm" fo:text-align="justify" style:justify-single-word="false" fo:text-indent="0cm" style:auto-text-indent="false" fo:padding="0cm" fo:border="none" style:shadow="none"/>
    </style:style>
    <style:style style:name="P28" style:family="paragraph" style:parent-style-name="Standard">
      <style:paragraph-properties fo:margin-left="1.27cm" fo:margin-right="0cm" fo:text-align="justify" style:justify-single-word="false" fo:text-indent="0cm" style:auto-text-indent="false" fo:padding="0cm" fo:border="none" style:shadow="none"/>
      <style:text-properties fo:color="#000000" loext:opacity="100%" style:font-name="Arial" style:font-name-asian="Arial1" style:font-name-complex="Arial1"/>
    </style:style>
    <style:style style:name="P29" style:family="paragraph" style:parent-style-name="Standard">
      <style:paragraph-properties fo:margin-left="1.27cm" fo:margin-right="0cm" fo:text-align="center" style:justify-single-word="false" fo:text-indent="0cm" style:auto-text-indent="false" fo:padding="0cm" fo:border="none" style:shadow="none"/>
    </style:style>
    <style:style style:name="T1" style:family="text">
      <style:text-properties style:font-name="Arial" fo:font-weight="bold" style:font-name-asian="Arial1" style:font-weight-asian="bold" style:font-name-complex="Arial1"/>
    </style:style>
    <style:style style:name="T2" style:family="text">
      <style:text-properties style:font-name="Arial" fo:font-weight="bold" style:font-name-asian="Arial1" style:font-weight-asian="bold" style:font-name-complex="Arial1"/>
    </style:style>
    <style:style style:name="T3" style:family="text">
      <style:text-properties style:font-name="Arial" style:font-name-asian="Arial1" style:font-name-complex="Arial1"/>
    </style:style>
    <style:style style:name="T4" style:family="text">
      <style:text-properties fo:color="#000000" loext:opacity="100%" style:font-name="Arial" style:font-name-asian="Arial1" style:font-name-complex="Arial1"/>
    </style:style>
    <style:style style:name="T5" style:family="text">
      <style:text-properties fo:color="#000000" loext:opacity="100%" style:font-name="Arial" style:font-name-asian="Arial1" style:font-name-complex="Arial1"/>
    </style:style>
    <style:style style:name="T6" style:family="text">
      <style:text-properties fo:color="#000000" loext:opacity="100%" style:font-name="Arial" fo:font-weight="bold" style:font-name-asian="Arial1" style:font-weight-asian="bold" style:font-name-complex="Arial1"/>
    </style:style>
    <style:style style:name="T7" style:family="text">
      <style:text-properties fo:color="#000000" loext:opacity="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office:annotation office:name="__Annotation__5_1933733957" loext:resolved="false"><dc:creator>Shoptetrix</dc:creator><dc:date>2019-10-24T15:55:00</dc:date><text:p><text:span text:style-name="T4">Tyto podmínky ochrany osobních údajů informují subjekt údajů o zpracování osobních údajů, které Vám zákazník poskytl nebo které zpracováváte na základě plnění smlouvy (např. seznam objednaného zboží). </text:span></text:p><text:p><text:span text:style-name="T4">Tyto podmínky se vztahují na tři situace: </text:span></text:p><text:p><text:span text:style-name="T4"><text:s/></text:span><text:span text:style-name="T4">Zákazník si u Vás objednal zboží nebo služby a Vy zpracováváte osobní údaje pro splnění objednávky.</text:span></text:p><text:p><text:span text:style-name="T4"><text:s/></text:span><text:span text:style-name="T4">Zákazník si u Vás objednal zboží nebo služby a Vy zpracováváte osobní údaje pro splnění objednávky. Těmto zákazníkům zároveň posíláte obchodní sdělení (např. newslettery).</text:span></text:p><text:p><text:span text:style-name="T4"><text:s/></text:span><text:span text:style-name="T4">Zpracováváte osobní údaje i jiných osob, než zákazníků pro účely marketingu, pokud Vám tyto osoby poskytly osobní údaje a daly Vám souhlas se zpracováním osobních údajů pro účely marketingu.</text:span></text:p></office:annotation></text:span><text:span text:style-name="T1">Podmínky ochrany osobních údajů</text:span><office:annotation-end office:name="__Annotation__5_1933733957"/></text:p>
      <text:p text:style-name="P2"/>
      <text:p text:style-name="P1"><text:span text:style-name="T1">I.</text:span></text:p>
      <text:p text:style-name="P1"><text:span text:style-name="T1">Základní ustanovení</text:span></text:p>
      <text:list xml:id="list3179191668" text:style-name="WWNum4">
        <text:list-item>
          <text:p text:style-name="P6"><text:span text:style-name="T4">Správcem osobních údajů podle čl. 4 bod 7 nařízení Evropského parlamentu a Rady (EU) 2016/679 o ochraně fyzických osob v souvislosti se zpracováním osobních údajů a o volném pohybu těchto údajů (dále jen: „</text:span><text:span text:style-name="T6">GDPR</text:span><text:span text:style-name="T4">”) je </text:span><text:span text:style-name="T4">Altisima software SE</text:span><text:span text:style-name="T4"> IČ 04722019 (dále jen: „</text:span><text:span text:style-name="T6">správce</text:span><text:span text:style-name="T4">“).</text:span></text:p>
        </text:list-item>
        <text:list-item>
          <text:p text:style-name="P6"><text:span text:style-name="T4"><office:annotation office:name="__Annotation__27_1933733957" loext:resolved="false"><dc:creator>Shoptetrix</dc:creator><dc:date>2019-10-24T15:55:00</dc:date><text:p><text:span text:style-name="T4">Vyplňte údaje, které budou sloužit Vašim zákazníkům jako kontakt na Vás.</text:span></text:p></office:annotation></text:span><text:span text:style-name="T4">Kontaktní údaje správce jsou:</text:span></text:p>
        </text:list-item>
      </text:list>
      <text:p text:style-name="P27"><text:span text:style-name="T4">adresa: Kubelíkova 46, Praha 3</text:span></text:p>
      <text:p text:style-name="P27"><text:span text:style-name="T4">e-mail: altisima@altisima.cz</text:span></text:p>
      <text:p text:style-name="P27"><text:span text:style-name="T4">telefon:</text:span><office:annotation-end office:name="__Annotation__27_1933733957"/><text:span text:style-name="T4"> 222 711 241</text:span></text:p>
      <text:list xml:id="list125747825020482" text:continue-numbering="true" text:style-name="WWNum4">
        <text:list-item>
          <text:p text:style-name="P6"><text:span text:style-name="T4">Osobními údaji se rozumí veškeré informace o identifikované nebo identifikovatelné fyzické osobě; identifikovatelnou fyzickou osobou je fyzická osoba, kterou lze přímo či nepřímo identifikovat, zejména odkazem na určitý identifikátor, například jméno, identifikační číslo, lokační údaje, síťový identifikátor nebo na jeden či více zvláštních prvků fyzické, fyziologické, genetické, psychické, ekonomické, kulturní nebo společenské identity této fyzické osoby.</text:span></text:p>
        </text:list-item>
        <text:list-item>
          <text:p text:style-name="P6"><text:span text:style-name="T4">Správce </text:span><text:span text:style-name="T4"><office:annotation office:name="__Annotation__37_1933733957" loext:resolved="false"><dc:creator>Shoptetrix</dc:creator><dc:date>2019-10-24T15:55:00</dc:date><text:p><text:span text:style-name="T4">Uveďte, zda jste jmenoval/a pověřence pro ochranu osobních údajů.</text:span></text:p></office:annotation></text:span><text:span text:style-name="T4">nejmenoval/jmenoval</text:span><office:annotation-end office:name="__Annotation__37_1933733957"/><text:span text:style-name="T4"> pověřence pro ochranu osobních údajů. </text:span><text:span text:style-name="T4"><office:annotation office:name="__Annotation__45_1933733957" loext:resolved="false"><dc:creator>Shoptetrix</dc:creator><dc:date>2019-10-24T15:55:00</dc:date><text:p><text:span text:style-name="T4">Pokud jste jmenoval/a pověřence, vyplňte jeho jméno a kontakt.</text:span></text:p></office:annotation></text:span><text:span text:style-name="T4">Kontaktními údaji pověřence jsou: </text:span><office:annotation-end office:name="__Annotation__45_1933733957"/></text:p>
        </text:list-item>
      </text:list>
      <text:p text:style-name="P3"/>
      <text:p text:style-name="P1"><text:span text:style-name="T1">II.</text:span></text:p>
      <text:p text:style-name="P1"><text:span text:style-name="T1">Zdroje a kategorie zpracovávaných osobních údajů</text:span></text:p>
      <text:list xml:id="list2443654990" text:style-name="WWNum13">
        <text:list-item>
          <text:p text:style-name="P8"><text:span text:style-name="T4">Správce zpracovává osobní údaje, které jste mu poskytl/a nebo osobní údaje, které správce získal na základě plnění Vaší objednávky:</text:span></text:p>
        </text:list-item>
      </text:list>
      <text:list xml:id="list3017734666" text:style-name="WWNum15">
        <text:list-item>
          <text:p text:style-name="P9"><text:span text:style-name="T4">jméno a příjmení</text:span></text:p>
        </text:list-item>
        <text:list-item>
          <text:p text:style-name="P9"><text:span text:style-name="T4">e-mailová adresa</text:span></text:p>
        </text:list-item>
        <text:list-item>
          <text:p text:style-name="P9"><text:span text:style-name="T4">poštovní adresa</text:span></text:p>
        </text:list-item>
        <text:list-item>
          <text:p text:style-name="P9"><text:span text:style-name="T4">telefon</text:span></text:p>
        </text:list-item>
      </text:list>
      <text:list xml:id="list125747447410936" text:continue-list="list2443654990" text:style-name="WWNum13">
        <text:list-item>
          <text:p text:style-name="P8"><text:span text:style-name="T4">Správce zpracovává Vaše identifikační a kontaktní údaje </text:span><text:span text:style-name="T4"><office:annotation office:name="__Annotation__59_1933733957" loext:resolved="false"><dc:creator>Shoptetrix</dc:creator><dc:date>2019-10-24T15:55:00</dc:date><text:p><text:span text:style-name="T4">Ponechte, pokud je účelem plnění smlouvy, resp. objednávky zákazníka.</text:span></text:p></office:annotation></text:span><text:span text:style-name="T4">a údaje nezbytné pro plnění smlouvy. </text:span><office:annotation-end office:name="__Annotation__59_1933733957"/></text:p>
        </text:list-item>
      </text:list>
      <text:p text:style-name="P3"/>
      <text:p text:style-name="P1"><text:span text:style-name="T1">III.</text:span></text:p>
      <text:p text:style-name="P1"><text:span text:style-name="T1">Zákonný důvod a účel zpracování osobních údajů</text:span></text:p>
      <text:list xml:id="list2392873813" text:style-name="WWNum7">
        <text:list-item>
          <text:p text:style-name="P10"><text:span text:style-name="T4">Zákonným důvodem zpracování osobních údajů je </text:span></text:p>
        </text:list-item>
      </text:list>
      <text:list xml:id="list478125435" text:style-name="WWNum16">
        <text:list-item>
          <text:p text:style-name="P12"><text:span text:style-name="T4"><office:annotation office:name="__Annotation__68_1933733957" loext:resolved="false"><dc:creator>Shoptetrix</dc:creator><dc:date>2019-10-24T15:55:00</dc:date><text:p><text:span text:style-name="T4">Ponechte v situaci, pokud zpracováváte osobní údaje pouze po plnění objednávky zákazníka.</text:span></text:p></office:annotation></text:span><text:span text:style-name="T4">plnění smlouvy mezi Vámi a správcem podle čl. 6 odst. 1 písm. b) GDPR,</text:span><office:annotation-end office:name="__Annotation__68_1933733957"/></text:p>
        </text:list-item>
        <text:list-item>
          <text:p text:style-name="P12"><text:span text:style-name="T4">splnění právní povinnosti správce podle čl. 6 odst. 1 písm. c) GDPR,</text:span></text:p>
        </text:list-item>
        <text:list-item>
          <text:p text:style-name="P12"><text:span text:style-name="T4"><office:annotation office:name="__Annotation__75_1933733957" loext:resolved="false"><dc:creator>Shoptetrix</dc:creator><dc:date>2019-10-24T15:55:00</dc:date><text:p><text:span text:style-name="T4">Ponechte v situaci, pokud posíláte svým zákazníkům obchodních sdělení (např. newslettery).</text:span></text:p></office:annotation></text:span><text:span text:style-name="T4">oprávněný zájem správce na poskytování přímého marketingu (zejména pro zasílání obchodních sdělení a newsletterů) podle čl. 6 odst. 1 písm. f) GDPR,</text:span><office:annotation-end office:name="__Annotation__75_1933733957"/></text:p>
        </text:list-item>
        <text:list-item>
          <text:p text:style-name="P12"><text:span text:style-name="T4"><office:annotation office:name="__Annotation__82_1933733957" loext:resolved="false"><dc:creator>Shoptetrix</dc:creator><dc:date>2019-10-24T15:55:00</dc:date><text:p><text:span text:style-name="T4">Pro případ, že zpracováváte osobní údaje osob, které Vám poskytly kontaktní údaje pro zasílání obchodních sdělení, ale tato osoba (ještě) neobjednala zboží nebo služby.</text:span></text:p></office:annotation></text:span><text:span text:style-name="T4">Váš souhlas se zpracováním pro účely poskytování přímého marketingu (zejména pro zasílání obchodních s</text:span><text:span text:style-name="T4">dělení a newsletterů) podle čl. 6 odst. 1 písm. a) GDPR ve spojení s § 7 odst. 2 zákona č. 480/2004 Sb., o některých službách informační společnosti v případě, že nedošlo k objednávce zboží nebo služby. </text:span><office:annotation-end office:name="__Annotation__82_1933733957"/></text:p>
        </text:list-item>
      </text:list>
      <text:p text:style-name="P23"/>
      <text:p text:style-name="P23"/>
      <text:p text:style-name="P23"/>
      <text:list xml:id="list125746183471110" text:continue-list="list2392873813" text:style-name="WWNum7">
        <text:list-item>
          <text:p text:style-name="P10"><text:span text:style-name="T4">Účelem zpracování osobních údajů je</text:span></text:p>
        </text:list-item>
      </text:list>
      <text:list xml:id="list3937000744" text:style-name="WWNum2">
        <text:list-item>
          <text:p text:style-name="P13"><text:soft-page-break/><text:span text:style-name="T4">vyřízení Vaší objednávky a výkon práv a povinností vyplývajících ze smluvního vztahu mezi Vámi a správcem; při objednávce jsou vyžadovány osobní údaje, které jsou nutné pro úspěšné vyřízení objednávky (jméno a adresa, kontakt), poskytnutí osobních údajů je nutným požadavkem pro uzavření a plnění smlouvy, bez poskytnutí osobních údajů není možné smlouvu uzavřít či jí ze strany správce plnit,</text:span></text:p>
        </text:list-item>
        <text:list-item>
          <text:p text:style-name="P13"><text:span text:style-name="T4">plnění právních povinností vůči státu,</text:span></text:p>
        </text:list-item>
        <text:list-item>
          <text:p text:style-name="P13"><text:span text:style-name="T4"><office:annotation office:name="__Annotation__93_1933733957" loext:resolved="false"><dc:creator>Shoptetrix</dc:creator><dc:date>2019-10-24T15:55:00</dc:date><text:p><text:span text:style-name="T4">Vymažte, pokud nezpracováváte osobní údaje pro účely marketingu.</text:span></text:p></office:annotation></text:span><text:span text:style-name="T4">zasílání obchodních sdělení a činění dalších marketingových aktivit. </text:span><office:annotation-end office:name="__Annotation__93_1933733957"/></text:p>
        </text:list-item>
      </text:list>
      <text:list xml:id="list125747295180729" text:continue-list="list125746183471110" text:style-name="WWNum7">
        <text:list-item>
          <text:p text:style-name="P10"><text:span text:style-name="T4">Ze strany správce </text:span><text:span text:style-name="T4"><office:annotation office:name="__Annotation__100_1933733957" loext:resolved="false"><dc:creator>Shoptetrix</dc:creator><dc:date>2019-10-24T15:55:00</dc:date><text:p><text:span text:style-name="T4">Uveďte, zda provádíte automatizované rozhodování o zákaznících.</text:span></text:p></office:annotation></text:span><text:span text:style-name="T4">nedochází/dochází</text:span><office:annotation-end office:name="__Annotation__100_1933733957"/><text:span text:style-name="T4"> k automatickému individuálnímu rozhodování ve smyslu čl. 22 GDPR. </text:span><text:span text:style-name="T4"><office:annotation office:name="__Annotation__107_1933733957" loext:resolved="false"><dc:creator>Shoptetrix</dc:creator><dc:date>2019-10-24T15:55:00</dc:date><text:p><text:span text:style-name="T4">Pokud provádíte automatizované rozhodování, musíte mít výslovný souhlas zákazníka.</text:span></text:p></office:annotation></text:span><text:span text:style-name="T4">S takovým zpracováním jste poskytl/a svůj výslovný souhlas. </text:span><office:annotation-end office:name="__Annotation__107_1933733957"/></text:p>
        </text:list-item>
      </text:list>
      <text:p text:style-name="P3"/>
      <text:p text:style-name="P1"><text:span text:style-name="T1">IV.</text:span></text:p>
      <text:p text:style-name="P1"><text:span text:style-name="T1">Doba uchovávání údajů</text:span></text:p>
      <text:list xml:id="list1205517539" text:style-name="WWNum14">
        <text:list-item>
          <text:p text:style-name="P14"><text:span text:style-name="T4">Správce uchovává osobní údaje </text:span></text:p>
        </text:list-item>
      </text:list>
      <text:list xml:id="list3337078340" text:style-name="WWNum5">
        <text:list-item>
          <text:p text:style-name="P15"><text:span text:style-name="T4">po dobu nezbytnou k výkonu práv a povinností vyplývajících ze smluvního vztahu mezi Vámi a správcem a uplatňování nároků z těchto smluvních vztahů (po dobu 15 let od ukončení smluvního vztahu). </text:span></text:p>
        </text:list-item>
        <text:list-item>
          <text:p text:style-name="P15"><text:span text:style-name="T4"><office:annotation office:name="__Annotation__120_1933733957" loext:resolved="false"><dc:creator>Shoptetrix</dc:creator><dc:date>2019-10-24T15:55:00</dc:date><text:p><text:span text:style-name="T4">Ponechte v případě, že zpracováváte osobní údaje osob, které Vám poskytly kontaktní údaje pro zasílání obchodních sdělení, ale tato osoba (ještě) neobjednala zboží nebo služby.</text:span></text:p></office:annotation></text:span><text:span text:style-name="T4">po dobu, než je odvolán souhlas se zpracováním osobních úda</text:span><text:span text:style-name="T4">jů pro účely marketingu, nejdéle </text:span><text:span text:style-name="T4">5</text:span><text:span text:style-name="T4"> let, jsou-li osobní údaje zpracovávány na základě souhlasu. </text:span><office:annotation-end office:name="__Annotation__120_1933733957"/></text:p>
        </text:list-item>
      </text:list>
      <text:list xml:id="list125746433898777" text:continue-list="list1205517539" text:style-name="WWNum14">
        <text:list-item>
          <text:p text:style-name="P14"><text:span text:style-name="T4">Po uplynutí doby uchovávání osobních údajů správce osobní údaje vymaže. </text:span></text:p>
        </text:list-item>
      </text:list>
      <text:p text:style-name="P3"/>
      <text:p text:style-name="P1"><text:span text:style-name="T1">V.</text:span></text:p>
      <text:p text:style-name="P1"><text:span text:style-name="T1">Příjemci osobních údajů (subdodavatelé správce)</text:span></text:p>
      <text:list xml:id="list2511991160" text:style-name="WWNum8">
        <text:list-item>
          <text:p text:style-name="P16"><text:span text:style-name="T4"><office:annotation office:name="__Annotation__129_1933733957" loext:resolved="false"><dc:creator>Shoptetrix</dc:creator><dc:date>2019-10-24T15:55:00</dc:date><text:p><text:span text:style-name="T4">Vyberte, jakým osobám osobní údaje předáváte (např. dodavatelé, zasílatelé zboží, Shoptet, účetní, apod.)</text:span></text:p></office:annotation></text:span><text:span text:style-name="T4">Příjemci osobních údajů jsou osoby</text:span><office:annotation-end office:name="__Annotation__129_1933733957"/><text:span text:style-name="T4"> </text:span></text:p>
        </text:list-item>
      </text:list>
      <text:list xml:id="list1423900593" text:style-name="WWNum6">
        <text:list-item>
          <text:p text:style-name="P18"><text:span text:style-name="T4">podílející se na dodání zboží/služeb/realizaci plateb na základě smlouvy, </text:span></text:p>
        </text:list-item>
        <text:list-item>
          <text:p text:style-name="P18"><text:span text:style-name="T4">zajišťující marketingové služby.</text:span></text:p>
        </text:list-item>
      </text:list>
      <text:list xml:id="list125746520080457" text:continue-list="list2511991160" text:style-name="WWNum8">
        <text:list-item>
          <text:p text:style-name="P16"><text:span text:style-name="T4">Správce </text:span><text:span text:style-name="T4"><office:annotation office:name="__Annotation__139_1933733957" loext:resolved="false"><dc:creator>Shoptetrix</dc:creator><dc:date>2019-10-24T15:55:00</dc:date><text:p><text:span text:style-name="T4">Zvolte, zda předáváte osobní údaje do třetích zemí.</text:span></text:p></office:annotation></text:span><text:span text:style-name="T4">nemá/má</text:span><office:annotation-end office:name="__Annotation__139_1933733957"/><text:span text:style-name="T4"> v úmyslu předat osobní údaje do třetí země (do země mimo EU) nebo mezinárodní organizaci. </text:span><text:span text:style-name="T4"><office:annotation office:name="__Annotation__146_1933733957" loext:resolved="false"><dc:creator>Shoptetrix</dc:creator><dc:date>2019-10-24T15:55:00</dc:date><text:p><text:span text:style-name="T4">Pokud předáváte údaje do třetích zemí, uveďte, jaké jsou kategorie těchto příjemců. Nejčastějšími příjemci jsou poskytovatelé služeb, které používáte pro účely zasílání emailů (Mailchimp) nebo služby, cloudů, které mají své servery mimo EU.</text:span></text:p></office:annotation></text:span><text:span text:style-name="T4">Příjemci osobních údajů ve třetích zemích jsou poskytovatelé mailingových služeb / cloudových služeb.</text:span><office:annotation-end office:name="__Annotation__146_1933733957"/><text:span text:style-name="T4"> </text:span></text:p>
        </text:list-item>
      </text:list>
      <text:p text:style-name="P3"/>
      <text:p text:style-name="P1"><text:span text:style-name="T1">VI.</text:span></text:p>
      <text:p text:style-name="P1"><text:span text:style-name="T1">Vaše práva</text:span></text:p>
      <text:list xml:id="list1151820199" text:style-name="WWNum10">
        <text:list-item>
          <text:p text:style-name="P19"><text:span text:style-name="T4">Za podmínek stanovených v GDPR máte </text:span></text:p>
        </text:list-item>
      </text:list>
      <text:list xml:id="list2684777871" text:style-name="WWNum9">
        <text:list-item>
          <text:p text:style-name="P20"><text:span text:style-name="T4">právo na přístup ke svým osobním údajům dle čl. 15 GDPR, </text:span></text:p>
        </text:list-item>
        <text:list-item>
          <text:p text:style-name="P20"><text:span text:style-name="T4">právo opravu osobních údajů dle čl. 16 GDPR, popřípadě omezení zpracování dle čl. 18 GDPR</text:span><text:span text:style-name="T3">,</text:span></text:p>
        </text:list-item>
        <text:list-item>
          <text:p text:style-name="P20"><text:span text:style-name="T4">právo na výmaz osobních údajů dle čl. 17 GDPR</text:span><text:span text:style-name="T3">,</text:span></text:p>
        </text:list-item>
        <text:list-item>
          <text:p text:style-name="P20"><text:span text:style-name="T4">právo vznést námitku proti zpracování dle čl. 21 GDPR</text:span><text:span text:style-name="T3">,</text:span><text:span text:style-name="T4"> </text:span></text:p>
        </text:list-item>
        <text:list-item>
          <text:p text:style-name="P20"><text:span text:style-name="T4">právo na přenositelnost údajů dle čl. 20 GDPR</text:span><text:span text:style-name="T3"> a</text:span></text:p>
        </text:list-item>
        <text:list-item>
          <text:p text:style-name="P20"><text:span text:style-name="T4"><office:annotation office:name="__Annotation__167_1933733957" loext:resolved="false"><dc:creator>Shoptetrix</dc:creator><dc:date>2019-10-24T15:55:00</dc:date><text:p><text:span text:style-name="T4">Ponechte, pokud zpracováváte osobní údaje na základě souhlasu.</text:span></text:p></office:annotation></text:span><text:span text:style-name="T4">právo odvolat souhlas se zpracováním písemně nebo elektronicky na adresu nebo e-mail správce uvedený v </text:span><text:span text:style-name="T4">čl. III těchto podmínek. </text:span><office:annotation-end office:name="__Annotation__167_1933733957"/></text:p>
        </text:list-item>
      </text:list>
      <text:list xml:id="list125746333970081" text:continue-list="list1151820199" text:style-name="WWNum10">
        <text:list-item>
          <text:p text:style-name="P19"><text:bookmark text:name="_heading=h.gjdgxs"/><text:span text:style-name="T4">Dále máte právo podat stížnost u Úřadu pro ochranu osobních údajů v případě, že se domníváte, že bylo porušeno Vaš</text:span><text:span text:style-name="T3">e</text:span><text:span text:style-name="T4"> právo na ochranu osobních údajů, případně se obrátit na soud.</text:span></text:p>
        </text:list-item>
      </text:list>
      <text:p text:style-name="P28"/>
      <text:p text:style-name="P29"><text:span text:style-name="T6">VII.</text:span></text:p>
      <text:p text:style-name="P29"><text:soft-page-break/><text:span text:style-name="T6">Podmínky zabezpečení osobních údajů</text:span></text:p>
      <text:list xml:id="list108900973" text:style-name="WWNum11">
        <text:list-item>
          <text:p text:style-name="P21"><text:span text:style-name="T4">Správce prohlašuje, že přijal veškerá vhodná technická a organizační opatření k zabezpečení osobních údajů.</text:span></text:p>
        </text:list-item>
        <text:list-item>
          <text:p text:style-name="P21"><text:span text:style-name="T4">Správce přijal technická opatření k zabezpečení datových úložišť a úložišť osobních údajů v listinné podobě.</text:span></text:p>
        </text:list-item>
        <text:list-item>
          <text:p text:style-name="P21"><text:span text:style-name="T4">Správce prohlašuje, že k osobním údajům mají přístup pouze jím pověřené osoby.</text:span></text:p>
        </text:list-item>
      </text:list>
      <text:p text:style-name="P3"/>
      <text:p text:style-name="P1"><text:span text:style-name="T1">VIII.</text:span></text:p>
      <text:p text:style-name="P1"><text:span text:style-name="T1">Závěrečná ustanovení</text:span></text:p>
      <text:list xml:id="list719490508" text:style-name="WWNum12">
        <text:list-item>
          <text:p text:style-name="P22"><text:span text:style-name="T4">Odesláním objednávky z internetového objednávkového formuláře potvrzujete, že jste seznámen/a s podmínkami ochrany osobních údajů a že je v celém rozsahu přijímáte.</text:span></text:p>
        </text:list-item>
        <text:list-item>
          <text:p text:style-name="P22"><text:span text:style-name="T4"><office:annotation office:name="__Annotation__189_1933733957" loext:resolved="false"><dc:creator>Shoptetrix</dc:creator><dc:date>2019-10-24T15:55:00</dc:date><text:p><text:span text:style-name="T4">Ponechte, pokud zpracováváte osobní údaje na základě souhlasu.</text:span></text:p></office:annotation></text:span><text:span text:style-name="T4">S těmito podmínkami souhlasíte zaškrtnutím souhlasu prostřednictvím internetového formuláře. Zaškrtnutím souhlasu potvrzujete, že jste seznámen/a s podmínkami ochrany osobních údajů a že je v celém rozsahu přijímáte.</text:span><office:annotation-end office:name="__Annotation__189_1933733957"/></text:p>
        </text:list-item>
        <text:list-item>
          <text:p text:style-name="P22"><text:span text:style-name="T4">Správce je oprávněn tyto podmínky změnit. Novou verzi podmínek ochrany osobních údajů zveřejní na svých internetových stránkách a zároveň Vám zašle novou verzi těchto podmínek Vaši e-mailovou adresu, kterou jste správci poskytl/a.</text:span></text:p>
        </text:list-item>
      </text:list>
      <text:p text:style-name="P3"/>
      <text:p text:style-name="P4"><text:span text:style-name="T3">Tyto podmínky nabývají účinno</text:span><text:bookmark text:name="_GoBack"/><text:span text:style-name="T3">sti dnem 25.5.2018.</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Noto Sans Symbols" svg:font-family="'Noto Sans Symbols'"/>
    <style:font-face style:name="Lucida Sans" svg:font-family="'Lucida Sans'" style:font-family-generic="swiss"/>
    <style:font-face style:name="Courier New" svg:font-family="'Courier New'" style:font-adornments="obyčejné"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oto Sans Symbols1" svg:font-family="'Noto Sans Symbols'"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cs" fo:country="CZ" style:letter-kerning="false" style:font-name-asian="Calibri1" style:font-size-asian="11pt" style:language-asian="cs" style:country-asian="CZ"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cs" fo:country="CZ" style:letter-kerning="false" style:font-name-asian="Calibri1" style:font-size-asian="11pt" style:language-asian="cs" style:country-asian="CZ" style:font-name-complex="Calibri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style:contextual-spacing="false" fo:line-height="115%" fo:text-align="start" style:justify-single-word="false" fo:orphans="2" fo:widows="2" fo:text-indent="1.101cm" style:auto-text-indent="false"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style:contextual-spacing="false" fo:line-height="100%" fo:keep-together="always" fo:keep-with-next="always"/>
      <style:text-properties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style:contextual-spacing="false" fo:keep-together="always" fo:keep-with-next="always"/>
      <style:text-properties style:font-name="Cambria" fo:font-family="Cambria"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494cm" fo:margin-bottom="0.141cm"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423cm" fo:margin-bottom="0.071cm"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388cm" fo:margin-bottom="0.071cm" style: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353cm" fo:margin-bottom="0.071cm"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default-outline-level="" style:class="chapter">
      <style:paragraph-properties fo:margin-top="0.847cm" fo:margin-bottom="0.212cm" style:contextual-spacing="false" fo:keep-together="always" fo:keep-with-next="always"/>
      <style:text-properties fo:font-size="36pt" fo:font-weight="bold" style:font-size-asian="36pt" style:font-weight-asian="bold" style:font-size-complex="36pt"/>
    </style:style>
    <style:style style:name="Prvni_5f_uroven" style:display-name="Prvni_uroven" style:family="paragraph" style:parent-style-name="List_20_Number" style:next-style-name="uroven_5f_2" style:default-outline-level="1" style:list-style-name="">
      <style:paragraph-properties fo:margin-top="0.847cm" fo:margin-bottom="0.423cm" style:contextual-spacing="false" fo:line-height="0.494cm" fo:text-align="justify" style:justify-single-word="false" fo:keep-together="always" fo:orphans="0" fo:widows="0" fo:keep-with-next="always"/>
      <style:text-properties fo:text-transform="uppercase" style:font-name="Garamond" fo:font-family="Garamond" style:font-family-generic="roman" style:font-pitch="variable" fo:font-size="12pt" fo:font-weight="bold" style:font-name-asian="Times New Roman" style:font-family-asian="'Times New Roman'" style:font-family-generic-asian="system" style:font-pitch-asian="variable" style:font-size-asian="12pt" style:font-weight-asian="bold" style:font-name-complex="Times New Roman" style:font-family-complex="'Times New Roman'" style:font-family-generic-complex="system" style:font-pitch-complex="variable" style:font-size-complex="12pt"/>
    </style:style>
    <style:style style:name="uroven_5f_2" style:display-name="uroven_2" style:family="paragraph" style:parent-style-name="List_20_Continue_20_2" style:default-outline-level="2" style:list-style-name="">
      <style:paragraph-properties fo:margin-left="1.589cm" fo:margin-right="0cm" fo:margin-top="0.423cm" fo:margin-bottom="0.423cm" style:contextual-spacing="false" style:line-height-at-least="0.529cm" fo:text-align="justify" style:justify-single-word="false" fo:orphans="0" fo:widows="0" fo:text-indent="-0.96cm" style:auto-text-indent="false"/>
      <style:text-properties style:font-name="Garamond" fo:font-family="Garamond" style:font-family-generic="roman" style:font-pitch="variable" fo:font-size="12pt" style:font-name-asian="Times New Roman" style:font-family-asian="'Times New Roman'" style:font-family-generic-asian="system" style:font-pitch-asian="variable" style:font-size-asian="12pt" style:font-name-complex="Times New Roman" style:font-family-complex="'Times New Roman'" style:font-family-generic-complex="system" style:font-pitch-complex="variable" style:font-size-complex="12pt"/>
    </style:style>
    <style:style style:name="List_20_Number" style:display-name="List Number" style:family="paragraph" style:parent-style-name="Standard" style:default-outline-level="">
      <style:paragraph-properties fo:margin-left="0.7cm" fo:margin-right="0cm" fo:margin-top="0cm" fo:margin-bottom="0cm" style:contextual-spacing="true" fo:text-indent="-0.7cm" style:auto-text-indent="false">
        <style:tab-stops>
          <style:tab-stop style:position="0.7cm"/>
        </style:tab-stops>
      </style:paragraph-properties>
    </style:style>
    <style:style style:name="List_20_Continue_20_2" style:display-name="List Continue 2" style:family="paragraph" style:parent-style-name="Standard" style:default-outline-level="">
      <style:paragraph-properties fo:margin-left="0.998cm" fo:margin-right="0cm" fo:margin-top="0cm" fo:margin-bottom="0.212cm" style:contextual-spacing="true" fo:text-indent="1.101cm" style:auto-text-indent="false"/>
    </style:style>
    <style:style style:name="annotation_20_text" style:display-name="annotation text" style:family="paragraph" style:parent-style-name="Standard" style:default-outline-level="">
      <style:paragraph-properties fo:margin-left="0cm" fo:margin-right="0cm" fo:line-height="0.494cm" fo:text-align="justify" style:justify-single-word="false" fo:orphans="0" fo:widows="0" fo:hyphenation-ladder-count="no-limit" fo:text-indent="0cm" style:auto-text-indent="false"/>
      <style:text-properties style:font-name="Garamond" fo:font-family="Garamond" style:font-family-generic="roman" style:font-pitch="variable" fo:font-size="10pt" style:font-name-asian="Times New Roman" style:font-family-asian="'Times New Roman'" style:font-family-generic-asian="system" style:font-pitch-asian="variable" style:font-size-asian="10pt" style:language-asian="ar" style:country-asian="SA" style:font-name-complex="Times New Roman" style:font-family-complex="'Times New Roman'" style:font-family-generic-complex="system" style:font-pitch-complex="variable" style:font-size-complex="10pt" fo:hyphenate="false" fo:hyphenation-remain-char-count="2" fo:hyphenation-push-char-count="2" loext:hyphenation-no-caps="false"/>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line-height="10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1.101cm" style:auto-text-indent="false"/>
    </style:style>
    <style:style style:name="annotation_20_subject" style:display-name="annotation subject" style:family="paragraph" style:parent-style-name="annotation_20_text" style:next-style-name="annotation_20_text" style:default-outline-level="">
      <style:paragraph-properties fo:margin-left="0cm" fo:margin-right="0cm" fo:line-height="100%" fo:text-align="start" style:justify-single-word="false" fo:orphans="2" fo:widows="2" fo:hyphenation-ladder-count="no-limit" fo:text-indent="1.101cm" style:auto-text-indent="false"/>
      <style:text-properties style:font-name="Calibri" fo:font-family="Calibri" style:font-family-generic="roman" style:font-pitch="variable" fo:font-weight="bold" style:font-name-asian="Calibri1" style:font-family-asian="Calibri" style:font-family-generic-asian="system" style:font-pitch-asian="variable" style:language-asian="en" style:country-asian="US" style:font-weight-asian="bold" style:font-name-complex="F" style:font-family-generic-complex="system" style:font-pitch-complex="variable" style:font-weight-complex="bold" fo:hyphenate="true" fo:hyphenation-remain-char-count="2" fo:hyphenation-push-char-count="2" loext:hyphenation-no-caps="false"/>
    </style:style>
    <style:style style:name="Revision" style:family="paragraph" style:default-outline-level="">
      <style:paragraph-properties fo:margin-left="0cm" fo:margin-right="0cm" fo:margin-top="0cm" fo:margin-bottom="0cm" style:contextual-spacing="false" fo:line-height="100%" fo:text-align="start" style:justify-single-word="false" fo:orphans="2" fo:widows="2" fo:text-indent="0cm" style:auto-text-indent="false" style:writing-mode="lr-tb"/>
    </style:style>
    <style:style style:name="Subtitle" style:family="paragraph" style:parent-style-name="Standard" style:next-style-name="Standard" style:default-outline-level=""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style style:name="Nadpis_20_1_20_Char" style:display-name="Nadpis 1 Char" style:family="text" style:parent-style-name="Default_20_Paragraph_20_Font">
      <style:text-properties style:font-name="Calibri" fo:font-family="Calibri"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Nadpis_20_2_20_Char" style:display-name="Nadpis 2 Char" style:family="text" style:parent-style-name="Default_20_Paragraph_20_Font">
      <style:text-properties style:font-name="Cambria" fo:font-family="Cambria"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3pt"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roven_5f_2_20_Char" style:display-name="uroven_2 Char" style:family="text">
      <style:text-properties style:font-name="Garamond" fo:font-family="Garamond" style:font-family-generic="roman" style:font-pitch="variable" fo:font-size="12pt" style:font-name-asian="Times New Roman" style:font-family-asian="'Times New Roman'" style:font-family-generic-asian="system" style:font-pitch-asian="variable" style:font-size-asian="12pt" style:font-name-complex="Times New Roman" style:font-family-complex="'Times New Roman'" style:font-family-generic-complex="system" style:font-pitch-complex="variable" style:font-size-complex="12pt"/>
    </style:style>
    <style:style style:name="annotation_20_reference" style:display-name="annotation reference" style:family="text">
      <style:text-properties fo:font-size="8pt" style:font-size-asian="8pt" style:font-size-complex="8pt"/>
    </style:style>
    <style:style style:name="Text_20_komentáře_20_Char" style:display-name="Text komentáře Char" style:family="text" style:parent-style-name="Default_20_Paragraph_20_Font">
      <style:text-properties style:font-name="Garamond" fo:font-family="Garamond" style:font-family-generic="roman" style:font-pitch="variable" fo:font-size="10pt" style:font-name-asian="Times New Roman" style:font-family-asian="'Times New Roman'" style:font-family-generic-asian="system" style:font-pitch-asian="variable" style:font-size-asian="10pt" style:language-asian="ar" style:country-asian="SA" style:font-name-complex="Times New Roman" style:font-family-complex="'Times New Roman'" style:font-family-generic-complex="system" style:font-pitch-complex="variable" style:font-size-complex="10pt"/>
    </style:style>
    <style:style style:name="Text_20_bubliny_20_Char" style:display-name="Text bubliny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Záhlaví_20_Char" style:display-name="Záhlaví Char" style:family="text" style:parent-style-name="Default_20_Paragraph_20_Font"/>
    <style:style style:name="Zápatí_20_Char" style:display-name="Zápatí Char" style:family="text" style:parent-style-name="Default_20_Paragraph_20_Font"/>
    <style:style style:name="Předmět_20_komentáře_20_Char" style:display-name="Předmět komentáře Char" style:family="text" style:parent-style-name="Text_20_komentáře_20_Char">
      <style:text-properties style:font-name="Garamond" fo:font-family="Garamond" style:font-family-generic="roman" style:font-pitch="variable" fo:font-size="10pt" fo:font-weight="bold" style:font-name-asian="Times New Roman" style:font-family-asian="'Times New Roman'" style:font-family-generic-asian="system" style:font-pitch-asian="variable" style:font-size-asian="10pt" style:language-asian="ar" style:country-asian="SA" style:font-weight-asian="bold" style:font-name-complex="Times New Roman" style:font-family-complex="'Times New Roman'" style:font-family-generic-complex="system" style:font-pitch-complex="variable" style:font-size-complex="10pt" style:font-weight-complex="bold"/>
    </style:style>
    <style:style style:name="ListLabel_20_1" style:display-name="ListLabel 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0" style:display-name="ListLabel 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4" style:display-name="ListLabel 1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7" style:display-name="ListLabel 1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0" style:display-name="ListLabel 2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3" style:display-name="ListLabel 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6" style:display-name="ListLabel 2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 style:display-name="ListLabel 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9" style:display-name="ListLabel 2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 style:display-name="ListLabel 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2" style:display-name="ListLabel 3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 style:display-name="ListLabel 3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5" style:display-name="ListLabel 3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 style:display-name="ListLabel 3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 style:display-name="ListLabel 3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8" style:display-name="ListLabel 3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 style:display-name="ListLabel 3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fo:text-indent="-0.635cm" fo:margin-left="2.54cm"/>
        </style:list-level-properties>
        <style:text-properties style:font-name="Noto Sans Symbols"/>
      </text:list-level-style-bullet>
      <text:list-level-style-number text:level="2"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text:bullet-char="●">
        <style:list-level-properties text:list-level-position-and-space-mode="label-alignment">
          <style:list-level-label-alignment text:label-followed-by="listtab" fo:text-indent="-0.635cm" fo:margin-left="2.54cm"/>
        </style:list-level-properties>
        <style:text-properties style:font-name="Noto Sans Symbols"/>
      </text:list-level-style-bullet>
      <text:list-level-style-bullet text:level="2" text:style-name="ListLabel_20_3"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ListLabel_20_4"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4" text:style-name="ListLabel_20_5"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5" text:style-name="ListLabel_20_6"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ListLabel_20_7"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7" text:style-name="ListLabel_20_8"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8" text:style-name="ListLabel_20_9"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ListLabel_20_10"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1" text:bullet-char="●">
        <style:list-level-properties text:list-level-position-and-space-mode="label-alignment">
          <style:list-level-label-alignment text:label-followed-by="listtab" fo:text-indent="-0.635cm" fo:margin-left="2.54cm"/>
        </style:list-level-properties>
        <style:text-properties style:font-name="Noto Sans Symbols"/>
      </text:list-level-style-bullet>
      <text:list-level-style-number text:level="2"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2" text:bullet-char="●">
        <style:list-level-properties text:list-level-position-and-space-mode="label-alignment">
          <style:list-level-label-alignment text:label-followed-by="listtab" fo:text-indent="-0.635cm" fo:margin-left="2.54cm"/>
        </style:list-level-properties>
        <style:text-properties style:font-name="Noto Sans Symbols"/>
      </text:list-level-style-bullet>
      <text:list-level-style-bullet text:level="2" text:style-name="ListLabel_20_13"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ListLabel_20_14"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4" text:style-name="ListLabel_20_15"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5" text:style-name="ListLabel_20_16"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ListLabel_20_17"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7" text:style-name="ListLabel_20_18"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8" text:style-name="ListLabel_20_19"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ListLabel_20_20"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1" text:bullet-char="●">
        <style:list-level-properties text:list-level-position-and-space-mode="label-alignment">
          <style:list-level-label-alignment text:label-followed-by="listtab" fo:text-indent="-0.635cm" fo:margin-left="2.54cm"/>
        </style:list-level-properties>
        <style:text-properties style:font-name="Noto Sans Symbols"/>
      </text:list-level-style-bullet>
      <text:list-level-style-bullet text:level="2" text:style-name="ListLabel_20_2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ListLabel_20_23"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4" text:style-name="ListLabel_20_24"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5" text:style-name="ListLabel_20_2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ListLabel_20_26"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7" text:style-name="ListLabel_20_27"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8" text:style-name="ListLabel_20_2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ListLabel_20_29"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30" text:bullet-char="●">
        <style:list-level-properties text:list-level-position-and-space-mode="label-alignment">
          <style:list-level-label-alignment text:label-followed-by="listtab" fo:text-indent="-0.635cm" fo:margin-left="2.54cm"/>
        </style:list-level-properties>
        <style:text-properties style:font-name="Noto Sans Symbols"/>
      </text:list-level-style-bullet>
      <text:list-level-style-bullet text:level="2" text:style-name="ListLabel_20_31"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ListLabel_20_32"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4" text:style-name="ListLabel_20_33"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5" text:style-name="ListLabel_20_34"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ListLabel_20_35"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7" text:style-name="ListLabel_20_36"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8" text:style-name="ListLabel_20_37"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ListLabel_20_38"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39" text:bullet-char="●">
        <style:list-level-properties text:list-level-position-and-space-mode="label-alignment">
          <style:list-level-label-alignment text:label-followed-by="listtab" fo:text-indent="-0.635cm" fo:margin-left="2.54cm"/>
        </style:list-level-properties>
        <style:text-properties style:font-name="Noto Sans Symbols"/>
      </text:list-level-style-bullet>
      <text:list-level-style-number text:level="2"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line-height="100%" fo:padding="0cm" fo:border="none" style:shadow="none">
        <style:tab-stops>
          <style:tab-stop style:position="8.001cm" style:type="center"/>
          <style:tab-stop style:position="16.002cm" style:type="right"/>
        </style:tab-stops>
      </style:paragraph-properties>
      <style:text-properties fo:color="#000000" loext:opacity="100%"/>
    </style:style>
    <style:style style:name="MP2" style:family="paragraph" style:parent-style-name="Standard">
      <style:paragraph-properties fo:line-height="100%" fo:text-align="center" style:justify-single-word="false" fo:padding="0cm" fo:border="none" style:shadow="none">
        <style:tab-stops>
          <style:tab-stop style:position="8.001cm" style:type="center"/>
          <style:tab-stop style:position="16.002cm" style:type="right"/>
        </style:tab-stops>
      </style:paragraph-properties>
    </style:style>
    <style:style style:name="MP3" style:family="paragraph" style:parent-style-name="Standard">
      <style:paragraph-properties fo:line-height="100%" fo:padding="0cm" fo:border="none" style:shadow="none">
        <style:tab-stops>
          <style:tab-stop style:position="3.246cm"/>
        </style:tab-stops>
      </style:paragraph-properties>
    </style:style>
    <style:style style:name="MT1" style:family="text">
      <style:text-properties fo:color="#000000" loext:opacity="100%"/>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2470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MP1"/>
      </style:header>
      <style:footer>
        <text:p text:style-name="MP2"><text:span text:style-name="MT1"><text:page-number text:select-page="current">3</text:page-number></text:span></text:p>
        <text:p text:style-name="MP3"><text:span text:style-name="MT1"><text:tab/></text:span></text:p>
      </style:footer>
    </style:master-page>
    <style:master-page style:name="First_20_Page" style:display-name="First Page" style:page-layout-name="Mpm2" style:next-style-name="Standard">
      <style:header>
        <text:p text:style-name="MP1"/>
      </style:header>
      <style:footer>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Eva Fialová</meta:initial-creator>
    <meta:editing-cycles>3</meta:editing-cycles>
    <meta:creation-date>2018-03-26T07:56:00</meta:creation-date>
    <dc:date>2020-10-06T12:57:45.486000000</dc:date>
    <meta:editing-duration>PT19M14S</meta:editing-duration>
    <meta:generator>LibreOffice/7.0.1.2$Windows_X86_64 LibreOffice_project/7cbcfc562f6eb6708b5ff7d7397325de9e764452</meta:generator>
    <meta:document-statistic meta:table-count="0" meta:image-count="0" meta:object-count="0" meta:page-count="3" meta:paragraph-count="65" meta:word-count="802" meta:character-count="5303" meta:non-whitespace-character-count="458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